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</office:automatic-styles>
  <office:body>
    <office:text>
      <text:p text:style-name="P1"/>
      <text:list text:style-name="LS1" xml:id="list0">
        <text:list-item>
          <text:p text:style-name="P2"><text:span text:style-name="T2_1">Map</text:span><text:span text:style-name="T2_2">:</text:span><text:span text:style-name="T2_3"><text:s/></text:span><text:span text:style-name="T2_4">The</text:span><text:span text:style-name="T2_5"><text:s/></text:span><text:span text:style-name="T2_6">Universe</text:span><text:span text:style-name="T2_7"><text:s/></text:span><text:span text:style-name="T2_8">is</text:span><text:span text:style-name="T2_9"><text:s/></text:span><text:span text:style-name="T2_10">a</text:span><text:span text:style-name="T2_11"><text:s/>50</text:span><text:span text:style-name="T2_12">x</text:span><text:span text:style-name="T2_13">50<text:s/></text:span><text:span text:style-name="T2_14">square</text:span><text:span text:style-name="T2_15">.<text:s/></text:span></text:p>
          <text:list>
            <text:list-item>
              <text:p text:style-name="P3"><text:span text:style-name="T3_1">Map</text:span><text:span text:style-name="T3_2"><text:s/></text:span><text:span text:style-name="T3_3">locations</text:span><text:span text:style-name="T3_4"><text:s/></text:span><text:span text:style-name="T3_5">referenced</text:span><text:span text:style-name="T3_6"><text:s/></text:span><text:span text:style-name="T3_7">by</text:span><text:span text:style-name="T3_8"><text:s/></text:span><text:span text:style-name="T3_9">location</text:span><text:span text:style-name="T3_10">.<text:s/>1.1<text:s/>-<text:s/>50.50</text:span></text:p>
              <text:list>
                <text:list-item>
                  <text:p text:style-name="P4"><text:span text:style-name="T4_1">1.1<text:s/></text:span><text:span text:style-name="T4_2">is</text:span><text:span text:style-name="T4_3"><text:s/></text:span><text:span text:style-name="T4_4">upper</text:span><text:span text:style-name="T4_5"><text:s/></text:span><text:span text:style-name="T4_6">left</text:span><text:span text:style-name="T4_7"><text:s/></text:span><text:span text:style-name="T4_8">corner</text:span><text:span text:style-name="T4_9">,<text:s/>50.50<text:s/></text:span><text:span text:style-name="T4_10">is</text:span><text:span text:style-name="T4_11"><text:s/></text:span><text:span text:style-name="T4_12">lower</text:span><text:span text:style-name="T4_13"><text:s/></text:span><text:span text:style-name="T4_14">left</text:span></text:p>
                </text:list-item>
              </text:list>
            </text:list-item>
            <text:list-item>
              <text:p text:style-name="P5"><text:span text:style-name="T5_1">Player</text:span><text:span text:style-name="T5_2"><text:s/></text:span><text:span text:style-name="T5_3">A</text:span><text:span text:style-name="T5_4">’</text:span><text:span text:style-name="T5_5">s</text:span><text:span text:style-name="T5_6"><text:s/></text:span><text:span text:style-name="T5_7">home</text:span><text:span text:style-name="T5_8"><text:s/></text:span><text:span text:style-name="T5_9">base</text:span><text:span text:style-name="T5_10"><text:s/></text:span><text:span text:style-name="T5_11">takes</text:span><text:span text:style-name="T5_12"><text:s/></text:span><text:span text:style-name="T5_13">up</text:span><text:span text:style-name="T5_14"><text:s/>4<text:s/></text:span><text:span text:style-name="T5_15">squares</text:span><text:span text:style-name="T5_16">,<text:s/></text:span><text:span text:style-name="T5_17">starting</text:span><text:span text:style-name="T5_18"><text:s/></text:span><text:span text:style-name="T5_19">at</text:span><text:span text:style-name="T5_20"><text:s/></text:span><text:span text:style-name="T5_21">square</text:span><text:span text:style-name="T5_22"><text:s/>9.24,<text:s/></text:span><text:span text:style-name="T5_23">ending</text:span><text:span text:style-name="T5_24"><text:s/></text:span><text:span text:style-name="T5_25">square</text:span><text:span text:style-name="T5_26"><text:s/>10.25</text:span></text:p>
            </text:list-item>
            <text:list-item>
              <text:p text:style-name="P6"><text:span text:style-name="T6_1">Player</text:span><text:span text:style-name="T6_2"><text:s/></text:span><text:span text:style-name="T6_3">B</text:span><text:span text:style-name="T6_4">’</text:span><text:span text:style-name="T6_5">s</text:span><text:span text:style-name="T6_6"><text:s/></text:span><text:span text:style-name="T6_7">home</text:span><text:span text:style-name="T6_8"><text:s/></text:span><text:span text:style-name="T6_9">base</text:span><text:span text:style-name="T6_10"><text:s/></text:span><text:span text:style-name="T6_11">takes</text:span><text:span text:style-name="T6_12"><text:s/></text:span><text:span text:style-name="T6_13">up</text:span><text:span text:style-name="T6_14"><text:s/>4<text:s/></text:span><text:span text:style-name="T6_15">squares</text:span><text:span text:style-name="T6_16">,<text:s/></text:span><text:span text:style-name="T6_17">starting</text:span><text:span text:style-name="T6_18"><text:s/></text:span><text:span text:style-name="T6_19">at</text:span><text:span text:style-name="T6_20"><text:s/></text:span><text:span text:style-name="T6_21">square</text:span><text:span text:style-name="T6_22"><text:s/>39.24,<text:s/></text:span><text:span text:style-name="T6_23">ending</text:span><text:span text:style-name="T6_24"><text:s/></text:span><text:span text:style-name="T6_25">at</text:span><text:span text:style-name="T6_26"><text:s/></text:span><text:span text:style-name="T6_27">square</text:span><text:span text:style-name="T6_28"><text:s/>40.25</text:span></text:p>
            </text:list-item>
            <text:list-item>
              <text:p text:style-name="P7"><text:span text:style-name="T7_1">Resource</text:span><text:span text:style-name="T7_2"><text:s/></text:span><text:span text:style-name="T7_3">collection</text:span><text:span text:style-name="T7_4"><text:s/></text:span><text:span text:style-name="T7_5">squares</text:span><text:span text:style-name="T7_6"><text:s/></text:span><text:span text:style-name="T7_7">located</text:span><text:span text:style-name="T7_8"><text:s/></text:span><text:span text:style-name="T7_9">as</text:span><text:span text:style-name="T7_10"><text:s/></text:span><text:span text:style-name="T7_11">follows</text:span></text:p>
              <text:list>
                <text:list-item>
                  <text:p text:style-name="P8"><text:span text:style-name="T8_1">10.10</text:span></text:p>
                </text:list-item>
                <text:list-item>
                  <text:p text:style-name="P9"><text:span text:style-name="T9_1">10.40</text:span></text:p>
                </text:list-item>
                <text:list-item>
                  <text:p text:style-name="P10"><text:span text:style-name="T10_1">40.10</text:span></text:p>
                </text:list-item>
                <text:list-item>
                  <text:p text:style-name="P11"><text:span text:style-name="T11_1">40.40</text:span></text:p>
                </text:list-item>
                <text:list-item>
                  <text:p text:style-name="P12"><text:span text:style-name="T12_1">20.20</text:span></text:p>
                </text:list-item>
                <text:list-item>
                  <text:p text:style-name="P13"><text:span text:style-name="T13_1">20.20</text:span></text:p>
                </text:list-item>
                <text:list-item>
                  <text:p text:style-name="P14"><text:span text:style-name="T14_1">30.30</text:span></text:p>
                </text:list-item>
                <text:list-item>
                  <text:p text:style-name="P15"><text:span text:style-name="T15_1">30.20</text:span></text:p>
                </text:list-item>
              </text:list>
            </text:list-item>
            <text:list-item>
              <text:p text:style-name="P16"><text:span text:style-name="T16_1">Units</text:span><text:span text:style-name="T16_2">:</text:span></text:p>
              <text:list>
                <text:list-item>
                  <text:p text:style-name="P17"><text:span text:style-name="T17_1">Hand</text:span><text:span text:style-name="T17_2"><text:s/></text:span><text:span text:style-name="T17_3">To</text:span><text:span text:style-name="T17_4"><text:s/></text:span><text:span text:style-name="T17_5">Hand</text:span><text:span text:style-name="T17_6"><text:s/></text:span><text:span text:style-name="T17_7">unit</text:span><text:span text:style-name="T17_8">:<text:s/></text:span></text:p>
                  <text:list>
                    <text:list-item>
                      <text:p text:style-name="P18"><text:span text:style-name="T18_1">Range</text:span><text:span text:style-name="T18_2">:1<text:s/></text:span><text:span text:style-name="T18_3">Square</text:span><text:span text:style-name="T18_4"><text:s/></text:span><text:span text:style-name="T18_5">in</text:span><text:span text:style-name="T18_6"><text:s/></text:span><text:span text:style-name="T18_7">any</text:span><text:span text:style-name="T18_8"><text:s/></text:span><text:span text:style-name="T18_9">direction</text:span></text:p>
                    </text:list-item>
                    <text:list-item>
                      <text:p text:style-name="P19"><text:span text:style-name="T19_1">Damage</text:span><text:span text:style-name="T19_2">:<text:s/></text:span><text:span text:style-name="T19_3">TBD</text:span><text:span text:style-name="T19_4"><text:s/></text:span></text:p>
                    </text:list-item>
                    <text:list-item>
                      <text:p text:style-name="P20"><text:span text:style-name="T20_1">Speed</text:span><text:span text:style-name="T20_2">:<text:s/>1<text:s/></text:span><text:span text:style-name="T20_3">square</text:span><text:span text:style-name="T20_4"><text:s/></text:span><text:span text:style-name="T20_5">in</text:span><text:span text:style-name="T20_6"><text:s/></text:span><text:span text:style-name="T20_7">any</text:span><text:span text:style-name="T20_8"><text:s/></text:span><text:span text:style-name="T20_9">direction</text:span></text:p>
                    </text:list-item>
                    <text:list-item>
                      <text:p text:style-name="P21"><text:span text:style-name="T21_1">Cost</text:span><text:span text:style-name="T21_2">:<text:s/></text:span><text:span text:style-name="T21_3">TBD</text:span></text:p>
                    </text:list-item>
                    <text:list-item>
                      <text:p text:style-name="P22"><text:span text:style-name="T22_1">Build</text:span><text:span text:style-name="T22_2"><text:s/></text:span><text:span text:style-name="T22_3">time</text:span><text:span text:style-name="T22_4">:<text:s/></text:span><text:span text:style-name="T22_5">TBD</text:span></text:p>
                    </text:list-item>
                  </text:list>
                </text:list-item>
                <text:list-item>
                  <text:p text:style-name="P23"><text:span text:style-name="T23_1">Ranged</text:span><text:span text:style-name="T23_2"><text:s/></text:span><text:span text:style-name="T23_3">Unit</text:span><text:span text:style-name="T23_4">:</text:span></text:p>
                  <text:list>
                    <text:list-item>
                      <text:p text:style-name="P24"><text:span text:style-name="T24_1">Range</text:span><text:span text:style-name="T24_2">:<text:s/>2<text:s/></text:span><text:span text:style-name="T24_3">squares</text:span><text:span text:style-name="T24_4"><text:s/></text:span><text:span text:style-name="T24_5">in</text:span><text:span text:style-name="T24_6"><text:s/></text:span><text:span text:style-name="T24_7">any</text:span><text:span text:style-name="T24_8"><text:s/></text:span><text:span text:style-name="T24_9">direction</text:span></text:p>
                    </text:list-item>
                    <text:list-item>
                      <text:p text:style-name="P25"><text:span text:style-name="T25_1">Damage</text:span><text:span text:style-name="T25_2">:<text:s/></text:span><text:span text:style-name="T25_3">TBD</text:span></text:p>
                    </text:list-item>
                    <text:list-item>
                      <text:p text:style-name="P26"><text:span text:style-name="T26_1">Speed</text:span><text:span text:style-name="T26_2">:<text:s/>1<text:s/></text:span><text:span text:style-name="T26_3">square</text:span><text:span text:style-name="T26_4"><text:s/></text:span><text:span text:style-name="T26_5">in</text:span><text:span text:style-name="T26_6"><text:s/></text:span><text:span text:style-name="T26_7">any</text:span><text:span text:style-name="T26_8"><text:s/></text:span><text:span text:style-name="T26_9">direction</text:span></text:p>
                    </text:list-item>
                    <text:list-item>
                      <text:p text:style-name="P27"><text:span text:style-name="T27_1">Cost</text:span><text:span text:style-name="T27_2">:<text:s/></text:span><text:span text:style-name="T27_3">TBD</text:span></text:p>
                    </text:list-item>
                    <text:list-item>
                      <text:p text:style-name="P28"><text:span text:style-name="T28_1">Build</text:span><text:span text:style-name="T28_2"><text:s/></text:span><text:span text:style-name="T28_3">time</text:span><text:span text:style-name="T28_4">:<text:s/></text:span><text:span text:style-name="T28_5">TBD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pan text:style-name="T29_1">Cycle</text:span></text:p>
          <text:list>
            <text:list-item>
              <text:p text:style-name="P30"><text:span text:style-name="T30_1">The</text:span><text:span text:style-name="T30_2"><text:s/></text:span><text:span text:style-name="T30_3">game</text:span><text:span text:style-name="T30_4"><text:s/></text:span><text:span text:style-name="T30_5">is</text:span><text:span text:style-name="T30_6"><text:s/></text:span><text:span text:style-name="T30_7">played</text:span><text:span text:style-name="T30_8"><text:s/></text:span><text:span text:style-name="T30_9">in</text:span><text:span text:style-name="T30_10"><text:s/></text:span><text:span text:style-name="T30_11">cycle</text:span><text:span text:style-name="T30_12">,<text:s/></text:span><text:span text:style-name="T30_13">at</text:span><text:span text:style-name="T30_14"><text:s/></text:span><text:span text:style-name="T30_15">the</text:span><text:span text:style-name="T30_16"><text:s/></text:span><text:span text:style-name="T30_17">start</text:span><text:span text:style-name="T30_18"><text:s/></text:span><text:span text:style-name="T30_19">of</text:span><text:span text:style-name="T30_20"><text:s/></text:span><text:span text:style-name="T30_21">the</text:span><text:span text:style-name="T30_22"><text:s/></text:span><text:span text:style-name="T30_23">game</text:span><text:span text:style-name="T30_24">,<text:s/></text:span><text:span text:style-name="T30_25">the</text:span><text:span text:style-name="T30_26"><text:s/></text:span><text:span text:style-name="T30_27">system</text:span><text:span text:style-name="T30_28"><text:s/></text:span><text:span text:style-name="T30_29">randomly</text:span><text:span text:style-name="T30_30"><text:s/></text:span><text:span text:style-name="T30_31">determines</text:span><text:span text:style-name="T30_32"><text:s/></text:span><text:span text:style-name="T30_33">which</text:span><text:span text:style-name="T30_34"><text:s/></text:span><text:span text:style-name="T30_35">play</text:span><text:span text:style-name="T30_36"><text:s/></text:span><text:span text:style-name="T30_37">goes</text:span><text:span text:style-name="T30_38"><text:s/></text:span><text:span text:style-name="T30_39">first</text:span><text:span text:style-name="T30_40">.<text:s/></text:span><text:span text:style-name="T30_41">A</text:span><text:span text:style-name="T30_42"><text:s/></text:span><text:span text:style-name="T30_43">cycle</text:span><text:span text:style-name="T30_44"><text:s/></text:span><text:span text:style-name="T30_45">is</text:span><text:span text:style-name="T30_46"><text:s/></text:span><text:span text:style-name="T30_47">one</text:span><text:span text:style-name="T30_48"><text:s/></text:span><text:span text:style-name="T30_49">players</text:span><text:span text:style-name="T30_50"><text:s/></text:span><text:span text:style-name="T30_51">process</text:span><text:span text:style-name="T30_52"><text:s/></text:span><text:span text:style-name="T30_53">of</text:span><text:span text:style-name="T30_54"><text:s/></text:span><text:span text:style-name="T30_55">their</text:span><text:span text:style-name="T30_56"><text:s/></text:span><text:span text:style-name="T30_57">actions</text:span><text:span text:style-name="T30_58">.<text:s/></text:span><text:span text:style-name="T30_59">They</text:span><text:span text:style-name="T30_60"><text:s/></text:span><text:span text:style-name="T30_61">go</text:span><text:span text:style-name="T30_62"><text:s/></text:span><text:span text:style-name="T30_63">in</text:span><text:span text:style-name="T30_64"><text:s/></text:span><text:span text:style-name="T30_65">the</text:span><text:span text:style-name="T30_66"><text:s/></text:span><text:span text:style-name="T30_67">following</text:span><text:span text:style-name="T30_68"><text:s/></text:span><text:span text:style-name="T30_69">steps</text:span></text:p>
              <text:list>
                <text:list-item>
                  <text:p text:style-name="P31"><text:span text:style-name="T31_1">Download</text:span><text:span text:style-name="T31_2"><text:s/></text:span><text:span text:style-name="T31_3">map</text:span><text:span text:style-name="T31_4"><text:s/></text:span><text:span text:style-name="T31_5">data</text:span></text:p>
                  <text:list>
                    <text:list-item>
                      <text:p text:style-name="P32"><text:span text:style-name="T32_1">XML</text:span><text:span text:style-name="T32_2"><text:s/></text:span><text:span text:style-name="T32_3">or</text:span><text:span text:style-name="T32_4"><text:s/></text:span><text:span text:style-name="T32_5">JSON</text:span><text:span text:style-name="T32_6"><text:s/></text:span><text:span text:style-name="T32_7">from</text:span><text:span text:style-name="T32_8"><text:s/></text:span><text:span text:style-name="T32_9">the</text:span><text:span text:style-name="T32_10"><text:s/></text:span><text:span text:style-name="T32_11">server</text:span><text:span text:style-name="T32_12"><text:s/></text:span><text:span text:style-name="T32_13">will</text:span><text:span text:style-name="T32_14"><text:s/></text:span><text:span text:style-name="T32_15">tell</text:span><text:span text:style-name="T32_16"><text:s/></text:span><text:span text:style-name="T32_17">an</text:span><text:span text:style-name="T32_18"><text:s/></text:span><text:span text:style-name="T32_19">AI</text:span><text:span text:style-name="T32_20"><text:s/></text:span><text:span text:style-name="T32_21">it</text:span><text:span text:style-name="T32_22"><text:s/></text:span><text:span text:style-name="T32_23">is</text:span><text:span text:style-name="T32_24"><text:s/></text:span><text:span text:style-name="T32_25">their</text:span><text:span text:style-name="T32_26"><text:s/></text:span><text:span text:style-name="T32_27">cycle</text:span><text:span text:style-name="T32_28">.</text:span></text:p>
                    </text:list-item>
                    <text:list-item>
                      <text:p text:style-name="P33"><text:span text:style-name="T33_1">Cycle</text:span><text:span text:style-name="T33_2"><text:s/></text:span><text:span text:style-name="T33_3">data</text:span><text:span text:style-name="T33_4"><text:s/></text:span><text:span text:style-name="T33_5">is</text:span><text:span text:style-name="T33_6"><text:s/></text:span><text:span text:style-name="T33_7">as</text:span><text:span text:style-name="T33_8"><text:s/></text:span><text:span text:style-name="T33_9">follows</text:span><text:span text:style-name="T33_10">:</text:span></text:p>
                      <text:list>
                        <text:list-item>
                          <text:p text:style-name="P34"><text:span text:style-name="T34_1">Cycle</text:span><text:span text:style-name="T34_2"><text:s/></text:span><text:span text:style-name="T34_3">Number</text:span><text:span text:style-name="T34_4">:<text:s/></text:span><text:span text:style-name="T34_5">One</text:span><text:span text:style-name="T34_6"><text:s/></text:span><text:span text:style-name="T34_7">AI</text:span><text:span text:style-name="T34_8"><text:s/></text:span><text:span text:style-name="T34_9">is</text:span><text:span text:style-name="T34_10"><text:s/></text:span><text:span text:style-name="T34_11">even</text:span><text:span text:style-name="T34_12"><text:s/></text:span><text:span text:style-name="T34_13">cycles</text:span><text:span text:style-name="T34_14">,<text:s/></text:span><text:span text:style-name="T34_15">the</text:span><text:span text:style-name="T34_16"><text:s/></text:span><text:span text:style-name="T34_17">other</text:span><text:span text:style-name="T34_18"><text:s/></text:span><text:span text:style-name="T34_19">is</text:span><text:span text:style-name="T34_20"><text:s/></text:span><text:span text:style-name="T34_21">odd</text:span><text:span text:style-name="T34_22">,<text:s/></text:span><text:span text:style-name="T34_23">and</text:span><text:span text:style-name="T34_24"><text:s/></text:span><text:span text:style-name="T34_25">this</text:span><text:span text:style-name="T34_26"><text:s/></text:span><text:span text:style-name="T34_27">tells</text:span><text:span text:style-name="T34_28"><text:s/></text:span><text:span text:style-name="T34_29">how</text:span><text:span text:style-name="T34_30"><text:s/></text:span><text:span text:style-name="T34_31">many</text:span><text:span text:style-name="T34_32"><text:s/></text:span><text:span text:style-name="T34_33">cycles</text:span><text:span text:style-name="T34_34"><text:s/></text:span><text:span text:style-name="T34_35">have</text:span><text:span text:style-name="T34_36"><text:s/></text:span><text:span text:style-name="T34_37">been</text:span><text:span text:style-name="T34_38"><text:s/></text:span><text:span text:style-name="T34_39">performed</text:span></text:p>
                        </text:list-item>
                        <text:list-item>
                          <text:p text:style-name="P35"><text:span text:style-name="T35_1">object</text:span><text:span text:style-name="T35_2"><text:s/></text:span><text:span text:style-name="T35_3">with</text:span><text:span text:style-name="T35_4"><text:s/></text:span><text:span text:style-name="T35_5">arrays</text:span><text:span text:style-name="T35_6"><text:s/></text:span><text:span text:style-name="T35_7">of</text:span><text:span text:style-name="T35_8"><text:s/>2,500<text:s/></text:span><text:span text:style-name="T35_9">map</text:span><text:span text:style-name="T35_10"><text:s/></text:span><text:span text:style-name="T35_11">locations</text:span><text:span text:style-name="T35_12"><text:s/></text:span><text:span text:style-name="T35_13">witht</text:span><text:span text:style-name="T35_14"><text:s/></text:span><text:span text:style-name="T35_15">he</text:span><text:span text:style-name="T35_16"><text:s/></text:span><text:span text:style-name="T35_17">following</text:span><text:span text:style-name="T35_18"><text:s/></text:span><text:span text:style-name="T35_19">info</text:span></text:p>
                          <text:list>
                            <text:list-item>
                              <text:p text:style-name="P36"><text:span text:style-name="T36_1">Location</text:span><text:span text:style-name="T36_2">:<text:s/>1.1</text:span></text:p>
                            </text:list-item>
                            <text:list-item>
                              <text:p text:style-name="P37"><text:span text:style-name="T37_1">Unit</text:span><text:span text:style-name="T37_2"><text:s/></text:span><text:span text:style-name="T37_3">ID</text:span><text:span text:style-name="T37_4">:<text:s/>12</text:span></text:p>
                            </text:list-item>
                            <text:list-item>
                              <text:p text:style-name="P38"><text:span text:style-name="T38_1">Unit</text:span><text:span text:style-name="T38_2"><text:s/></text:span><text:span text:style-name="T38_3">Team</text:span><text:span text:style-name="T38_4">:<text:s/>1</text:span></text:p>
                            </text:list-item>
                            <text:list-item>
                              <text:p text:style-name="P39"><text:span text:style-name="T39_1">Unit</text:span><text:span text:style-name="T39_2"><text:s/></text:span><text:span text:style-name="T39_3">Type</text:span><text:span text:style-name="T39_4">:<text:s/>2</text:span></text:p>
                            </text:list-item>
                            <text:list-item>
                              <text:p text:style-name="P40"><text:span text:style-name="T40_1">Unit</text:span><text:span text:style-name="T40_2"><text:s/></text:span><text:span text:style-name="T40_3">Hit</text:span><text:span text:style-name="T40_4"><text:s/></text:span><text:span text:style-name="T40_5">Points</text:span><text:span text:style-name="T40_6">:<text:s/>10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<text:span text:style-name="T41_1">Process</text:span><text:span text:style-name="T41_2"><text:s/></text:span><text:span text:style-name="T41_3">this</text:span><text:span text:style-name="T41_4"><text:s/></text:span><text:span text:style-name="T41_5">map</text:span><text:span text:style-name="T41_6"><text:s/></text:span><text:span text:style-name="T41_7">information</text:span><text:span text:style-name="T41_8"><text:s/></text:span><text:span text:style-name="T41_9">and</text:span><text:span text:style-name="T41_10"><text:s/></text:span><text:span text:style-name="T41_11">have</text:span><text:span text:style-name="T41_12"><text:s/></text:span><text:span text:style-name="T41_13">AI</text:span><text:span text:style-name="T41_14"><text:s/></text:span><text:span text:style-name="T41_15">determine</text:span><text:span text:style-name="T41_16"><text:s/></text:span><text:span text:style-name="T41_17">its</text:span><text:span text:style-name="T41_18"><text:s/></text:span><text:span text:style-name="T41_19">cycle</text:span><text:span text:style-name="T41_20">.<text:s/></text:span><text:span text:style-name="T41_21">Cycles</text:span><text:span text:style-name="T41_22"><text:s/></text:span><text:span text:style-name="T41_23">processed</text:span><text:span text:style-name="T41_24"><text:s/></text:span><text:span text:style-name="T41_25">in</text:span><text:span text:style-name="T41_26"><text:s/></text:span><text:span text:style-name="T41_27">the</text:span><text:span text:style-name="T41_28"><text:s/></text:span><text:span text:style-name="T41_29">following</text:span><text:span text:style-name="T41_30"><text:s/></text:span><text:span text:style-name="T41_31">order</text:span></text:p>
                    </text:list-item>
                  </text:list>
                </text:list-item>
                <text:list-item>
                  <text:p text:style-name="P42"><text:span text:style-name="T42_1">Upload</text:span><text:span text:style-name="T42_2"><text:s/></text:span><text:span text:style-name="T42_3">Actions</text:span><text:span text:style-name="T42_4">:</text:span><text:span text:style-name="T42_5"><text:s/></text:span><text:span text:style-name="T42_6">After</text:span><text:span text:style-name="T42_7"><text:s/></text:span><text:span text:style-name="T42_8">processing</text:span><text:span text:style-name="T42_9"><text:s/></text:span><text:span text:style-name="T42_10">the</text:span><text:span text:style-name="T42_11"><text:s/></text:span><text:span text:style-name="T42_12">map</text:span><text:span text:style-name="T42_13"><text:s/></text:span><text:span text:style-name="T42_14">cycle</text:span><text:span text:style-name="T42_15"><text:s/></text:span><text:span text:style-name="T42_16">state</text:span><text:span text:style-name="T42_17">,<text:s/></text:span><text:span text:style-name="T42_18">your</text:span><text:span text:style-name="T42_19"><text:s/></text:span><text:span text:style-name="T42_20">AI</text:span><text:span text:style-name="T42_21"><text:s/></text:span><text:span text:style-name="T42_22">makes</text:span><text:span text:style-name="T42_23"><text:s/></text:span><text:span text:style-name="T42_24">determinations</text:span><text:span text:style-name="T42_25"><text:s/></text:span><text:span text:style-name="T42_26">on</text:span><text:span text:style-name="T42_27"><text:s/></text:span><text:span text:style-name="T42_28">what</text:span><text:span text:style-name="T42_29"><text:s/></text:span><text:span text:style-name="T42_30">needs</text:span><text:span text:style-name="T42_31"><text:s/></text:span><text:span text:style-name="T42_32">to</text:span><text:span text:style-name="T42_33"><text:s/></text:span><text:span text:style-name="T42_34">happen</text:span><text:span text:style-name="T42_35"><text:s/></text:span><text:span text:style-name="T42_36">and</text:span><text:span text:style-name="T42_37"><text:s/></text:span><text:span text:style-name="T42_38">then</text:span><text:span text:style-name="T42_39"><text:s/></text:span><text:span text:style-name="T42_40">uploads</text:span><text:span text:style-name="T42_41"><text:s/></text:span><text:span text:style-name="T42_42">a</text:span><text:span text:style-name="T42_43"><text:s/></text:span><text:span text:style-name="T42_44">JSO</text:span><text:span text:style-name="T42_45">/</text:span><text:span text:style-name="T42_46">XML</text:span><text:span text:style-name="T42_47"><text:s/></text:span><text:span text:style-name="T42_48">with</text:span><text:span text:style-name="T42_49"><text:s/></text:span><text:span text:style-name="T42_50">its</text:span><text:span text:style-name="T42_51"><text:s/></text:span><text:span text:style-name="T42_52">Collect</text:span><text:span text:style-name="T42_53">,<text:s/></text:span><text:span text:style-name="T42_54">Strike</text:span><text:span text:style-name="T42_55"><text:s/></text:span><text:span text:style-name="T42_56">Phase</text:span><text:span text:style-name="T42_57">,<text:s/></text:span><text:span text:style-name="T42_58">Move</text:span><text:span text:style-name="T42_59"><text:s/></text:span><text:span text:style-name="T42_60">Phase</text:span><text:span text:style-name="T42_61">,<text:s/></text:span><text:span text:style-name="T42_62">and</text:span><text:span text:style-name="T42_63"><text:s/></text:span><text:span text:style-name="T42_64">Build</text:span><text:span text:style-name="T42_65"><text:s/></text:span><text:span text:style-name="T42_66">orders</text:span><text:span text:style-name="T42_67">.<text:s/></text:span><text:span text:style-name="T42_68">They</text:span><text:span text:style-name="T42_69"><text:s/></text:span><text:span text:style-name="T42_70">will</text:span><text:span text:style-name="T42_71"><text:s/></text:span><text:span text:style-name="T42_72">be</text:span><text:span text:style-name="T42_73"><text:s/></text:span><text:span text:style-name="T42_74">executed</text:span><text:span text:style-name="T42_75"><text:s/></text:span><text:span text:style-name="T42_76">in</text:span><text:span text:style-name="T42_77"><text:s/></text:span><text:span text:style-name="T42_78">those</text:span><text:span text:style-name="T42_79"><text:s/></text:span><text:span text:style-name="T42_80">orders</text:span><text:span text:style-name="T42_81">.<text:s/></text:span></text:p>
                </text:list-item>
                <text:list-item>
                  <text:p text:style-name="P43"><text:span text:style-name="T43_1">Collect</text:span><text:span text:style-name="T43_2">:<text:s/></text:span><text:span text:style-name="T43_3">For</text:span><text:span text:style-name="T43_4"><text:s/></text:span><text:span text:style-name="T43_5">every</text:span><text:span text:style-name="T43_6"><text:s/></text:span><text:span text:style-name="T43_7">resource</text:span><text:span text:style-name="T43_8"><text:s/></text:span><text:span text:style-name="T43_9">square</text:span><text:span text:style-name="T43_10"><text:s/></text:span><text:span text:style-name="T43_11">your</text:span><text:span text:style-name="T43_12"><text:s/></text:span><text:span text:style-name="T43_13">unit</text:span><text:span text:style-name="T43_14"><text:s/></text:span><text:span text:style-name="T43_15">sits</text:span><text:span text:style-name="T43_16"><text:s/></text:span><text:span text:style-name="T43_17">on</text:span><text:span text:style-name="T43_18">,<text:s/></text:span><text:span text:style-name="T43_19">you</text:span><text:span text:style-name="T43_20"><text:s/></text:span><text:span text:style-name="T43_21">get</text:span><text:span text:style-name="T43_22"><text:s/></text:span><text:span text:style-name="T43_23">TBD</text:span><text:span text:style-name="T43_24"><text:s/></text:span><text:span text:style-name="T43_25">resources</text:span><text:span text:style-name="T43_26"><text:s/></text:span></text:p>
                </text:list-item>
                <text:list-item>
                  <text:p text:style-name="P44"><text:span text:style-name="T44_1">Strike</text:span><text:span text:style-name="T44_2">:</text:span><text:span text:style-name="T44_3"><text:s/></text:span><text:span text:style-name="T44_4">The</text:span><text:span text:style-name="T44_5"><text:s/></text:span><text:span text:style-name="T44_6">next</text:span><text:span text:style-name="T44_7"><text:s/></text:span><text:span text:style-name="T44_8">phase</text:span><text:span text:style-name="T44_9"><text:s/></text:span><text:span text:style-name="T44_10">of</text:span><text:span text:style-name="T44_11"><text:s/></text:span><text:span text:style-name="T44_12">a</text:span><text:span text:style-name="T44_13"><text:s/></text:span><text:span text:style-name="T44_14">cycle</text:span><text:span text:style-name="T44_15"><text:s/></text:span><text:span text:style-name="T44_16">is</text:span><text:span text:style-name="T44_17"><text:s/></text:span><text:span text:style-name="T44_18">the</text:span><text:span text:style-name="T44_19"><text:s/>“</text:span><text:span text:style-name="T44_20">strike</text:span><text:span text:style-name="T44_21">”<text:s/></text:span><text:span text:style-name="T44_22">phase</text:span><text:span text:style-name="T44_23">.</text:span></text:p>
                  <text:list>
                    <text:list-item>
                      <text:p text:style-name="P45"><text:span text:style-name="T45_1">Strike</text:span><text:span text:style-name="T45_2"><text:s/></text:span><text:span text:style-name="T45_3">phases</text:span><text:span text:style-name="T45_4"><text:s/></text:span><text:span text:style-name="T45_5">must</text:span><text:span text:style-name="T45_6"><text:s/></text:span><text:span text:style-name="T45_7">be</text:span><text:span text:style-name="T45_8"><text:s/></text:span><text:span text:style-name="T45_9">labeled</text:span><text:span text:style-name="T45_10"><text:s/>“</text:span><text:span text:style-name="T45_11">Strike</text:span><text:span text:style-name="T45_12">”<text:s/></text:span><text:span text:style-name="T45_13">in</text:span><text:span text:style-name="T45_14"><text:s/></text:span><text:span text:style-name="T45_15">the</text:span><text:span text:style-name="T45_16"><text:s/></text:span><text:span text:style-name="T45_17">JSON</text:span><text:span text:style-name="T45_18">/</text:span><text:span text:style-name="T45_19">XML</text:span><text:span text:style-name="T45_20"><text:s/></text:span><text:span text:style-name="T45_21">as</text:span><text:span text:style-name="T45_22"><text:s/></text:span><text:span text:style-name="T45_23">an</text:span><text:span text:style-name="T45_24"><text:s/></text:span><text:span text:style-name="T45_25">object</text:span><text:span text:style-name="T45_26"><text:s/></text:span><text:span text:style-name="T45_27">as</text:span><text:span text:style-name="T45_28"><text:s/></text:span><text:span text:style-name="T45_29">follows</text:span></text:p>
                      <text:list>
                        <text:list-item>
                          <text:p text:style-name="P46"><text:span text:style-name="T46_1">Strike</text:span><text:span text:style-name="T46_2"><text:s/></text:span><text:span text:style-name="T46_3">Phase</text:span><text:span text:style-name="T46_4">:<text:s/></text:span><text:span text:style-name="T46_5">sent</text:span><text:span text:style-name="T46_6"><text:s/></text:span><text:span text:style-name="T46_7">with</text:span><text:span text:style-name="T46_8"><text:s/></text:span><text:span text:style-name="T46_9">the</text:span><text:span text:style-name="T46_10"><text:s/></text:span><text:span text:style-name="T46_11">left</text:span><text:span text:style-name="T46_12"><text:s/></text:span><text:span text:style-name="T46_13">number</text:span><text:span text:style-name="T46_14"><text:s/></text:span><text:span text:style-name="T46_15">the</text:span><text:span text:style-name="T46_16"><text:s/></text:span><text:span text:style-name="T46_17">attacking</text:span><text:span text:style-name="T46_18"><text:s/></text:span><text:span text:style-name="T46_19">unit</text:span><text:span text:style-name="T46_20">,<text:s/></text:span><text:span text:style-name="T46_21">and</text:span><text:span text:style-name="T46_22"><text:s/></text:span><text:span text:style-name="T46_23">the</text:span><text:span text:style-name="T46_24"><text:s/></text:span><text:span text:style-name="T46_25">right</text:span><text:span text:style-name="T46_26"><text:s/></text:span><text:span text:style-name="T46_27">number</text:span><text:span text:style-name="T46_28"><text:s/></text:span><text:span text:style-name="T46_29">the</text:span><text:span text:style-name="T46_30"><text:s/></text:span><text:span text:style-name="T46_31">defending</text:span><text:span text:style-name="T46_32"><text:s/></text:span><text:span text:style-name="T46_33">unit</text:span><text:span text:style-name="T46_34">.<text:s/></text:span></text:p>
                          <text:list>
                            <text:list-item>
                              <text:p text:style-name="P47"><text:span text:style-name="T47_1">strike</text:span><text:span text:style-name="T47_2">{<text:s/>[1.1,1.2]<text:s/>[2.1,1.2]<text:s/>[2.2,1.2]<text:s/>}</text:span></text:p>
                            </text:list-item>
                          </text:list>
                        </text:list-item>
                        <text:list-item>
                          <text:p text:style-name="P48"><text:span text:style-name="T48_1">The</text:span><text:span text:style-name="T48_2"><text:s/></text:span><text:span text:style-name="T48_3">server</text:span><text:span text:style-name="T48_4"><text:s/></text:span><text:span text:style-name="T48_5">will</text:span><text:span text:style-name="T48_6"><text:s/></text:span><text:span text:style-name="T48_7">process</text:span><text:span text:style-name="T48_8"><text:s/></text:span><text:span text:style-name="T48_9">the</text:span><text:span text:style-name="T48_10"><text:s/></text:span><text:span text:style-name="T48_11">strikes</text:span><text:span text:style-name="T48_12"><text:s/></text:span><text:span text:style-name="T48_13">and</text:span><text:span text:style-name="T48_14"><text:s/></text:span><text:span text:style-name="T48_15">move</text:span><text:span text:style-name="T48_16"><text:s/></text:span><text:span text:style-name="T48_17">to</text:span><text:span text:style-name="T48_18"><text:s/></text:span><text:span text:style-name="T48_19">the</text:span><text:span text:style-name="T48_20"><text:s/></text:span><text:span text:style-name="T48_21">next</text:span><text:span text:style-name="T48_22"><text:s/></text:span><text:span text:style-name="T48_23">phas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49_1">Move</text:span><text:span text:style-name="T49_2"><text:s/></text:span><text:span text:style-name="T49_3">Phase</text:span><text:span text:style-name="T49_4">:</text:span><text:span text:style-name="T49_5"><text:s/></text:span><text:span text:style-name="T49_6">Second</text:span><text:span text:style-name="T49_7"><text:s/></text:span><text:span text:style-name="T49_8">Phase</text:span><text:span text:style-name="T49_9"><text:s/></text:span><text:span text:style-name="T49_10">of</text:span><text:span text:style-name="T49_11"><text:s/></text:span><text:span text:style-name="T49_12">the</text:span><text:span text:style-name="T49_13"><text:s/></text:span><text:span text:style-name="T49_14">cycle</text:span><text:span text:style-name="T49_15">.<text:s/></text:span></text:p>
                  <text:list>
                    <text:list-item>
                      <text:p text:style-name="P50"><text:span text:style-name="T50_1">Strike</text:span><text:span text:style-name="T50_2"><text:s/></text:span><text:span text:style-name="T50_3">phases</text:span><text:span text:style-name="T50_4"><text:s/></text:span><text:span text:style-name="T50_5">must</text:span><text:span text:style-name="T50_6"><text:s/></text:span><text:span text:style-name="T50_7">be</text:span><text:span text:style-name="T50_8"><text:s/></text:span><text:span text:style-name="T50_9">labeled</text:span><text:span text:style-name="T50_10"><text:s/>“</text:span><text:span text:style-name="T50_11">Strike</text:span><text:span text:style-name="T50_12">”<text:s/></text:span><text:span text:style-name="T50_13">in</text:span><text:span text:style-name="T50_14"><text:s/></text:span><text:span text:style-name="T50_15">the</text:span><text:span text:style-name="T50_16"><text:s/></text:span><text:span text:style-name="T50_17">JSON</text:span><text:span text:style-name="T50_18">/</text:span><text:span text:style-name="T50_19">XML</text:span><text:span text:style-name="T50_20"><text:s/></text:span><text:span text:style-name="T50_21">as</text:span><text:span text:style-name="T50_22"><text:s/></text:span><text:span text:style-name="T50_23">an</text:span><text:span text:style-name="T50_24"><text:s/></text:span><text:span text:style-name="T50_25">object</text:span><text:span text:style-name="T50_26"><text:s/></text:span><text:span text:style-name="T50_27">as</text:span><text:span text:style-name="T50_28"><text:s/></text:span><text:span text:style-name="T50_29">follows</text:span></text:p>
                      <text:list>
                        <text:list-item>
                          <text:p text:style-name="P51"><text:span text:style-name="T51_1">Strike</text:span><text:span text:style-name="T51_2"><text:s/></text:span><text:span text:style-name="T51_3">Phase</text:span><text:span text:style-name="T51_4">:<text:s/></text:span><text:span text:style-name="T51_5">sent</text:span><text:span text:style-name="T51_6"><text:s/></text:span><text:span text:style-name="T51_7">with</text:span><text:span text:style-name="T51_8"><text:s/></text:span><text:span text:style-name="T51_9">the</text:span><text:span text:style-name="T51_10"><text:s/></text:span><text:span text:style-name="T51_11">left</text:span><text:span text:style-name="T51_12"><text:s/></text:span><text:span text:style-name="T51_13">number</text:span><text:span text:style-name="T51_14"><text:s/></text:span><text:span text:style-name="T51_15">the</text:span><text:span text:style-name="T51_16"><text:s/></text:span><text:span text:style-name="T51_17">attacking</text:span><text:span text:style-name="T51_18"><text:s/></text:span><text:span text:style-name="T51_19">unit</text:span><text:span text:style-name="T51_20">,<text:s/></text:span><text:span text:style-name="T51_21">and</text:span><text:span text:style-name="T51_22"><text:s/></text:span><text:span text:style-name="T51_23">the</text:span><text:span text:style-name="T51_24"><text:s/></text:span><text:span text:style-name="T51_25">right</text:span><text:span text:style-name="T51_26"><text:s/></text:span><text:span text:style-name="T51_27">number</text:span><text:span text:style-name="T51_28"><text:s/></text:span><text:span text:style-name="T51_29">the</text:span><text:span text:style-name="T51_30"><text:s/></text:span><text:span text:style-name="T51_31">defending</text:span><text:span text:style-name="T51_32"><text:s/></text:span><text:span text:style-name="T51_33">unit</text:span><text:span text:style-name="T51_34">.<text:s/></text:span></text:p>
                          <text:list>
                            <text:list-item>
                              <text:p text:style-name="P52"><text:span text:style-name="T52_1">move</text:span><text:span text:style-name="T52_2">{<text:s/>[1.1,1.2]<text:s/>[2.1,1.2]<text:s/>[2.2,1.2]<text:s/>}</text:span></text:p>
                            </text:list-item>
                          </text:list>
                        </text:list-item>
                        <text:list-item>
                          <text:p text:style-name="P53"><text:span text:style-name="T53_1">The</text:span><text:span text:style-name="T53_2"><text:s/></text:span><text:span text:style-name="T53_3">server</text:span><text:span text:style-name="T53_4"><text:s/></text:span><text:span text:style-name="T53_5">will</text:span><text:span text:style-name="T53_6"><text:s/></text:span><text:span text:style-name="T53_7">process</text:span><text:span text:style-name="T53_8"><text:s/></text:span><text:span text:style-name="T53_9">the</text:span><text:span text:style-name="T53_10"><text:s/></text:span><text:span text:style-name="T53_11">moves</text:span><text:span text:style-name="T53_12"><text:s/></text:span><text:span text:style-name="T53_13">and</text:span><text:span text:style-name="T53_14"><text:s/></text:span><text:span text:style-name="T53_15">move</text:span><text:span text:style-name="T53_16"><text:s/></text:span><text:span text:style-name="T53_17">to</text:span><text:span text:style-name="T53_18"><text:s/></text:span><text:span text:style-name="T53_19">the</text:span><text:span text:style-name="T53_20"><text:s/></text:span><text:span text:style-name="T53_21">next</text:span><text:span text:style-name="T53_22"><text:s/></text:span><text:span text:style-name="T53_23">phase</text:span><text:span text:style-name="T53_24">.</text:span></text:p>
                        </text:list-item>
                        <text:list-item>
                          <text:p text:style-name="P54"><text:span text:style-name="T54_1">If</text:span><text:span text:style-name="T54_2"><text:s/></text:span><text:span text:style-name="T54_3">you</text:span><text:span text:style-name="T54_4"><text:s/></text:span><text:span text:style-name="T54_5">try</text:span><text:span text:style-name="T54_6"><text:s/></text:span><text:span text:style-name="T54_7">to</text:span><text:span text:style-name="T54_8"><text:s/></text:span><text:span text:style-name="T54_9">move</text:span><text:span text:style-name="T54_10"><text:s/></text:span><text:span text:style-name="T54_11">into</text:span><text:span text:style-name="T54_12"><text:s/></text:span><text:span text:style-name="T54_13">a</text:span><text:span text:style-name="T54_14"><text:s/></text:span><text:span text:style-name="T54_15">square</text:span><text:span text:style-name="T54_16"><text:s/></text:span><text:span text:style-name="T54_17">already</text:span><text:span text:style-name="T54_18"><text:s/></text:span><text:span text:style-name="T54_19">occupied</text:span><text:span text:style-name="T54_20">,<text:s/></text:span><text:span text:style-name="T54_21">the</text:span><text:span text:style-name="T54_22"><text:s/></text:span><text:span text:style-name="T54_23">server</text:span><text:span text:style-name="T54_24"><text:s/></text:span><text:span text:style-name="T54_25">will</text:span><text:span text:style-name="T54_26"><text:s/></text:span><text:span text:style-name="T54_27">ignore</text:span><text:span text:style-name="T54_28"><text:s/></text:span><text:span text:style-name="T54_29">that</text:span><text:span text:style-name="T54_30"><text:s/></text:span><text:span text:style-name="T54_31">move</text:span><text:span text:style-name="T54_32">.<text:s/></text:span><text:span text:style-name="T54_33">example</text:span><text:span text:style-name="T54_34">,<text:s/></text:span><text:span text:style-name="T54_35">if</text:span><text:span text:style-name="T54_36"><text:s/></text:span><text:span text:style-name="T54_37">you</text:span><text:span text:style-name="T54_38"><text:s/></text:span><text:span text:style-name="T54_39">have</text:span><text:span text:style-name="T54_40"><text:s/>3<text:s/></text:span><text:span text:style-name="T54_41">units</text:span><text:span text:style-name="T54_42"><text:s/></text:span><text:span text:style-name="T54_43">attack</text:span><text:span text:style-name="T54_44"><text:s/>1<text:s/></text:span><text:span text:style-name="T54_45">enemy</text:span><text:span text:style-name="T54_46"><text:s/></text:span><text:span text:style-name="T54_47">unit</text:span><text:span text:style-name="T54_48"><text:s/></text:span><text:span text:style-name="T54_49">and</text:span><text:span text:style-name="T54_50"><text:s/></text:span><text:span text:style-name="T54_51">you</text:span><text:span text:style-name="T54_52"><text:s/></text:span><text:span text:style-name="T54_53">assume</text:span><text:span text:style-name="T54_54"><text:s/></text:span><text:span text:style-name="T54_55">you</text:span><text:span text:style-name="T54_56"><text:s/></text:span><text:span text:style-name="T54_57">should</text:span><text:span text:style-name="T54_58"><text:s/></text:span><text:span text:style-name="T54_59">have</text:span><text:span text:style-name="T54_60"><text:s/></text:span><text:span text:style-name="T54_61">killed</text:span><text:span text:style-name="T54_62"><text:s/></text:span><text:span text:style-name="T54_63">the</text:span><text:span text:style-name="T54_64"><text:s/></text:span><text:span text:style-name="T54_65">enemy</text:span><text:span text:style-name="T54_66"><text:s/></text:span><text:span text:style-name="T54_67">and</text:span><text:span text:style-name="T54_68"><text:s/></text:span><text:span text:style-name="T54_69">try</text:span><text:span text:style-name="T54_70"><text:s/></text:span><text:span text:style-name="T54_71">to</text:span><text:span text:style-name="T54_72"><text:s/></text:span><text:span text:style-name="T54_73">move</text:span><text:span text:style-name="T54_74"><text:s/></text:span><text:span text:style-name="T54_75">into</text:span><text:span text:style-name="T54_76"><text:s/></text:span><text:span text:style-name="T54_77">that</text:span><text:span text:style-name="T54_78"><text:s/></text:span><text:span text:style-name="T54_79">square</text:span><text:span text:style-name="T54_80">,<text:s/></text:span><text:span text:style-name="T54_81">however</text:span><text:span text:style-name="T54_82"><text:s/></text:span><text:span text:style-name="T54_83">failed</text:span><text:span text:style-name="T54_84"><text:s/></text:span><text:span text:style-name="T54_85">to</text:span><text:span text:style-name="T54_86"><text:s/></text:span><text:span text:style-name="T54_87">kill</text:span><text:span text:style-name="T54_88"><text:s/></text:span><text:span text:style-name="T54_89">the</text:span><text:span text:style-name="T54_90"><text:s/></text:span><text:span text:style-name="T54_91">enemy</text:span><text:span text:style-name="T54_92"><text:s/></text:span><text:span text:style-name="T54_93">in</text:span><text:span text:style-name="T54_94"><text:s/></text:span><text:span text:style-name="T54_95">the</text:span><text:span text:style-name="T54_96"><text:s/></text:span><text:span text:style-name="T54_97">Strike</text:span><text:span text:style-name="T54_98"><text:s/></text:span><text:span text:style-name="T54_99">phase</text:span><text:span text:style-name="T54_100">,<text:s/></text:span><text:span text:style-name="T54_101">your</text:span><text:span text:style-name="T54_102"><text:s/></text:span><text:span text:style-name="T54_103">move</text:span><text:span text:style-name="T54_104"><text:s/></text:span><text:span text:style-name="T54_105">will</text:span><text:span text:style-name="T54_106"><text:s/></text:span><text:span text:style-name="T54_107">be</text:span><text:span text:style-name="T54_108"><text:s/></text:span><text:span text:style-name="T54_109">ignored</text:span><text:span text:style-name="T54_110"><text:s/></text:span><text:span text:style-name="T54_111">by</text:span><text:span text:style-name="T54_112"><text:s/></text:span><text:span text:style-name="T54_113">the</text:span><text:span text:style-name="T54_114"><text:s/></text:span><text:span text:style-name="T54_115">server</text:span><text:span text:style-name="T54_116"><text:s/></text:span><text:span text:style-name="T54_117">as</text:span><text:span text:style-name="T54_118"><text:s/></text:span><text:span text:style-name="T54_119">invalid</text:span><text:span text:style-name="T54_120">.<text:s/></text:span><text:span text:style-name="T54_121">This</text:span><text:span text:style-name="T54_122"><text:s/></text:span><text:span text:style-name="T54_123">could</text:span><text:span text:style-name="T54_124"><text:s/></text:span><text:span text:style-name="T54_125">have</text:span><text:span text:style-name="T54_126"><text:s/></text:span><text:span text:style-name="T54_127">a</text:span><text:span text:style-name="T54_128"><text:s/></text:span><text:span text:style-name="T54_129">chain</text:span><text:span text:style-name="T54_130"><text:s/></text:span><text:span text:style-name="T54_131">reaction</text:span><text:span text:style-name="T54_132"><text:s/></text:span><text:span text:style-name="T54_133">for</text:span><text:span text:style-name="T54_134"><text:s/></text:span><text:span text:style-name="T54_135">other</text:span><text:span text:style-name="T54_136"><text:s/></text:span><text:span text:style-name="T54_137">moves</text:span><text:span text:style-name="T54_138"><text:s/></text:span><text:span text:style-name="T54_139">that</text:span><text:span text:style-name="T54_140"><text:s/></text:span><text:span text:style-name="T54_141">get</text:span><text:span text:style-name="T54_142"><text:s/></text:span><text:span text:style-name="T54_143">invalidated</text:span><text:span text:style-name="T54_144">.<text:s/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55_1">Build</text:span><text:span text:style-name="T55_2"><text:s/></text:span><text:span text:style-name="T55_3">Phase</text:span><text:span text:style-name="T55_4">:</text:span><text:span text:style-name="T55_5"><text:s/></text:span><text:span text:style-name="T55_6">from</text:span><text:span text:style-name="T55_7"><text:s/></text:span><text:span text:style-name="T55_8">your</text:span><text:span text:style-name="T55_9"><text:s/></text:span><text:span text:style-name="T55_10">HQ</text:span><text:span text:style-name="T55_11">,<text:s/></text:span><text:span text:style-name="T55_12">you</text:span><text:span text:style-name="T55_13"><text:s/></text:span><text:span text:style-name="T55_14">que</text:span><text:span text:style-name="T55_15"><text:s/></text:span><text:span text:style-name="T55_16">up</text:span><text:span text:style-name="T55_17"><text:s/></text:span><text:span text:style-name="T55_18">the</text:span><text:span text:style-name="T55_19"><text:s/></text:span><text:span text:style-name="T55_20">server</text:span><text:span text:style-name="T55_21"><text:s/></text:span><text:span text:style-name="T55_22">to</text:span><text:span text:style-name="T55_23"><text:s/></text:span><text:span text:style-name="T55_24">build</text:span><text:span text:style-name="T55_25"><text:s/></text:span><text:span text:style-name="T55_26">new</text:span><text:span text:style-name="T55_27"><text:s/></text:span><text:span text:style-name="T55_28">units</text:span><text:span text:style-name="T55_29">.<text:s/></text:span><text:span text:style-name="T55_30">No</text:span><text:span text:style-name="T55_31"><text:s/></text:span><text:span text:style-name="T55_32">more</text:span><text:span text:style-name="T55_33"><text:s/></text:span><text:span text:style-name="T55_34">than</text:span><text:span text:style-name="T55_35"><text:s/>12<text:s/></text:span><text:span text:style-name="T55_36">new</text:span><text:span text:style-name="T55_37"><text:s/></text:span><text:span text:style-name="T55_38">units</text:span><text:span text:style-name="T55_39"><text:s/></text:span><text:span text:style-name="T55_40">may</text:span><text:span text:style-name="T55_41"><text:s/></text:span><text:span text:style-name="T55_42">spawn</text:span><text:span text:style-name="T55_43"><text:s/></text:span><text:span text:style-name="T55_44">during</text:span><text:span text:style-name="T55_45"><text:s/></text:span><text:span text:style-name="T55_46">any</text:span><text:span text:style-name="T55_47"><text:s/></text:span><text:span text:style-name="T55_48">cycle</text:span><text:span text:style-name="T55_49">,<text:s/></text:span><text:span text:style-name="T55_50">but</text:span><text:span text:style-name="T55_51"><text:s/></text:span><text:span text:style-name="T55_52">unlimited</text:span><text:span text:style-name="T55_53"><text:s/></text:span><text:span text:style-name="T55_54">may</text:span><text:span text:style-name="T55_55"><text:s/></text:span><text:span text:style-name="T55_56">be</text:span><text:span text:style-name="T55_57"><text:s/></text:span><text:span text:style-name="T55_58">qued</text:span><text:span text:style-name="T55_59"><text:s/></text:span><text:span text:style-name="T55_60">up</text:span><text:span text:style-name="T55_61">.<text:s/></text:span></text:p>
                  <text:list>
                    <text:list-item>
                      <text:p text:style-name="P56"><text:span text:style-name="T56_1">Qued</text:span><text:span text:style-name="T56_2"><text:s/></text:span><text:span text:style-name="T56_3">up</text:span><text:span text:style-name="T56_4"><text:s/></text:span><text:span text:style-name="T56_5">units</text:span><text:span text:style-name="T56_6"><text:s/></text:span><text:span text:style-name="T56_7">are</text:span><text:span text:style-name="T56_8"><text:s/></text:span><text:span text:style-name="T56_9">not</text:span><text:span text:style-name="T56_10"><text:s/></text:span><text:span text:style-name="T56_11">displayed</text:span><text:span text:style-name="T56_12"><text:s/></text:span><text:span text:style-name="T56_13">to</text:span><text:span text:style-name="T56_14"><text:s/></text:span><text:span text:style-name="T56_15">the</text:span><text:span text:style-name="T56_16"><text:s/></text:span><text:span text:style-name="T56_17">opposing</text:span><text:span text:style-name="T56_18"><text:s/></text:span><text:span text:style-name="T56_19">AI</text:span><text:span text:style-name="T56_20"><text:s/></text:span><text:span text:style-name="T56_21">until</text:span><text:span text:style-name="T56_22"><text:s/></text:span><text:span text:style-name="T56_23">they</text:span><text:span text:style-name="T56_24"><text:s/></text:span><text:span text:style-name="T56_25">spawn</text:span><text:span text:style-name="T56_26">.<text:s/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